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2"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Nimbus Roman No9 L" fo:font-size="12pt" fo:font-weight="bold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Nimbus Roman No9 L" fo:font-size="12pt" fo:font-style="italic" fo:font-weight="normal" style:font-size-asian="12pt" style:font-weight-asian="normal" style:font-size-complex="12pt" style:font-weight-complex="normal"/>
    </style:style>
    <style:style style:name="T4" style:family="text"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/>
    </style:style>
    <style:style style:name="T7" style:family="text">
      <style:text-properties style:text-position="-33% 80%" fo:font-weight="bold"/>
    </style:style>
    <style:style style:name="T8" style:family="text">
      <style:text-properties fo:font-style="italic" fo:font-weight="bol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2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04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57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09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61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14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66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18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71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ytochrome P-450 papers:</text:p>
      <text:p text:style-name="Standard"/>
      <text:p text:style-name="Standard">Deprez, 1994 <text:s/>Biochemistry 1994, 33, 14464-14468</text:p>
      <text:p text:style-name="Standard">Electrostatic control of the subtrate access channel in Cytochrome P-450cam</text:p>
      <text:list text:style-name="L1">
        <text:list-item>
          <text:p text:style-name="P1">role in substrate binding</text:p>
        </text:list-item>
      </text:list>
      <text:p text:style-name="P2"/>
      <text:p text:style-name="Standard"><text:span text:style-name="T1">V</text:span><text:span text:style-name="T2">idakovic, M., Sligar, S.G., Li, H. and Poulos, T.L. (1998) Understanding the role of the essential Asp251 in cytochrome P450cam using site­directed mutagenesis, crystallography, and kinetic solvent isotope effect. </text:span><text:a xlink:type="simple" xlink:href="http://pubs.acs.org/subscribe/journals/bichaw/jtext.cgi?bichaw/37/i26/abs/bi980189f.html"><text:span text:style-name="T3">Biochemistry</text:span></text:a><text:a xlink:type="simple" xlink:href="http://pubs.acs.org/subscribe/journals/bichaw/jtext.cgi?bichaw/37/i26/abs/bi980189f.html"><text:span text:style-name="T4"> 37, 9211-9219</text:span></text:a><text:span text:style-name="T2">.</text:span></text:p>
      <text:list text:style-name="L2">
        <text:list-item>
          <text:p text:style-name="P3">role in proton relay</text:p>
        </text:list-item>
      </text:list>
      <text:p text:style-name="P4"/>
      <text:p text:style-name="P4">Oprea, T. et al 1997 PNAS </text:p>
      <text:p text:style-name="P4">Identification of a functional water channel in cytochrome P450 enzymes</text:p>
      <text:p text:style-name="P4">-conformational isomerization of Arg residue</text:p>
      <text:p text:style-name="P4"/>
      <text:p text:style-name="P4"><text:a xlink:type="simple" xlink:href="http://www3.ncbi.nlm.nih.gov/htbin-post/Entrez/query?uid=91159398&amp;form=6&amp;db=m&amp;Dopt=r"><text:span text:style-name="T5">Raag, R. and Poulos, T.L. (1991)</text:span></text:a><text:span text:style-name="T6"> Crystal structures of cytochrome P­450</text:span><text:span text:style-name="T7">CAM</text:span><text:span text:style-name="T6"> complexed with camphane, thiocamphor, and adamantane: factors controlling P­450 substrate hydroxylation. </text:span><text:span text:style-name="T8">Biochemistry</text:span><text:span text:style-name="T6"> </text:span><text:span text:style-name="T6">30</text:span><text:span text:style-name="T6">, 2674-2684.</text:span></text:p>
      <text:p text:style-name="P5">-unnatural substrates of P-450c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6-07T16:05:18</meta:creation-date>
    <dc:date>2007-06-07T16:22:01</dc:date>
    <dc:language>en-US</dc:language>
    <meta:editing-cycles>6</meta:editing-cycles>
    <meta:editing-duration>PT16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115" meta:character-count="815"/>
  </office:meta>
</office:document-meta>
</file>